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14014" officeooo:paragraph-rsid="00014014"/>
    </style:style>
    <style:style style:name="P2" style:family="paragraph" style:parent-style-name="Preformatted_20_Text">
      <style:text-properties fo:font-size="9pt" officeooo:rsid="00014014" officeooo:paragraph-rsid="00014014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soft (R) Macro Assembler Version 11.00.50727.1<text:tab/> <text:s text:c="3"/>06/16/15 13:34:39</text:p>
      <text:p text:style-name="P2">#MASM Demo<text:tab/><text:tab/><text:tab/><text:tab/>(main.asm<text:tab/> <text:s text:c="4"/>Page 1 - 1</text:p>
      <text:p text:style-name="P2"/>
      <text:p text:style-name="P2"/>
      <text:p text:style-name="P2"><text:tab/><text:tab/><text:tab/><text:tab/>;Written by: John Knowles (jknowle2@my.athens.edu)</text:p>
      <text:p text:style-name="P2"><text:tab/><text:tab/><text:tab/><text:tab/>;Class: CS340 Summer 2015</text:p>
      <text:p text:style-name="P2"><text:tab/><text:tab/><text:tab/><text:tab/>;Date: June 16, 2015</text:p>
      <text:p text:style-name="P2"><text:tab/><text:tab/><text:tab/><text:tab/>;Assignment: Area of a Polygon</text:p>
      <text:p text:style-name="P2"><text:tab/><text:tab/><text:tab/><text:tab/>;Program Description:</text:p>
      <text:p text:style-name="P2"><text:tab/><text:tab/><text:tab/><text:tab/>;given multiple sets of vertices figure out the area of</text:p>
      <text:p text:style-name="P2"><text:tab/><text:tab/><text:tab/><text:tab/>;a polygon then print to a file</text:p>
      <text:p text:style-name="P2"><text:tab/><text:tab/><text:tab/><text:tab/>TITLE MASM Demo<text:tab/><text:tab/><text:tab/><text:tab/>(main.asm)</text:p>
      <text:p text:style-name="P2"/>
      <text:p text:style-name="P2"><text:tab/><text:tab/><text:tab/><text:tab/>INCLUDE Irvine32.inc</text:p>
      <text:p text:style-name="P2"><text:tab/><text:tab/><text:tab/> <text:s text:c="5"/>C ; Include file for Irvine32.lib <text:s text:c="12"/>(Irvine32.inc)</text:p>
      <text:p text:style-name="P2"><text:tab/><text:tab/><text:tab/> <text:s text:c="5"/>C </text:p>
      <text:p text:style-name="P2"><text:tab/><text:tab/><text:tab/> <text:s text:c="5"/>C ;OPTION CASEMAP:NONE<text:tab/><text:tab/>; optional: make identifiers case-sensitive</text:p>
      <text:p text:style-name="P2"><text:tab/><text:tab/><text:tab/> <text:s text:c="5"/>C </text:p>
      <text:p text:style-name="P2"><text:tab/><text:tab/><text:tab/> <text:s text:c="5"/>C INCLUDE SmallWin.inc<text:tab/><text:tab/>; MS-Windows prototypes, structures, and constants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INCLUDE VirtualKeys.inc</text:p>
      <text:p text:style-name="P2"><text:tab/><text:tab/><text:tab/> <text:s text:c="5"/>C ; VirtualKeys.inc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s/>00000000<text:tab/><text:tab/><text:tab/>.data</text:p>
      <text:p text:style-name="P2"><text:s/>00000000 70 6F 6C 79 69<text:tab/>infname<text:tab/><text:tab/>byte <text:s/>"polyin.txt",0 ;file name for input</text:p>
      <text:p text:style-name="P2"><text:tab/> <text:s text:c="2"/>6E 2E 74 78 74</text:p>
      <text:p text:style-name="P2"><text:tab/> <text:s text:c="2"/>00</text:p>
      <text:p text:style-name="P2"><text:s/>0000000B 00000000<text:tab/><text:tab/>infile <text:s text:c="5"/>dword <text:s/>0 ;input file handle</text:p>
      <text:p text:style-name="P2"><text:s/>0000000F <text:s/>0000012C [<text:tab/><text:tab/>buff<text:tab/><text:tab/>byte <text:s/>300 dup(0) <text:s/>;buffer containing data from input read</text:p>
      <text:p text:style-name="P2"><text:tab/> <text:s text:c="3"/>00</text:p>
      <text:p text:style-name="P2"><text:tab/> <text:s text:c="2"/>]</text:p>
      <text:p text:style-name="P2"><text:s/>0000013B 00000000<text:tab/><text:tab/>temp<text:tab/><text:tab/>dword ? ;temp value if needed</text:p>
      <text:p text:style-name="P2"><text:s/>0000013F <text:s/>00000014 [<text:tab/><text:tab/>poly<text:tab/><text:tab/>dword 20 dup(?)</text:p>
      <text:p text:style-name="P2"><text:tab/> <text:s text:c="3"/>00000000</text:p>
      <text:p text:style-name="P2"><text:tab/> <text:s text:c="2"/>]</text:p>
      <text:p text:style-name="P2"><text:s/>0000018F 00000000<text:tab/><text:tab/>weight <text:s text:c="5"/>dword ? ;number of vertices</text:p>
      <text:p text:style-name="P2"><text:s/>00000193 00000000<text:tab/><text:tab/>xtotal <text:s text:c="5"/>dword ? ;total of x multiply</text:p>
      <text:p text:style-name="P2"><text:s/>00000197 00000000<text:tab/><text:tab/>ytotal <text:s text:c="5"/>dword ? ;total of y multiply</text:p>
      <text:p text:style-name="P2"><text:s/>0000019B 00000000<text:tab/><text:tab/>answer1<text:tab/><text:tab/>dword ? ;answer for polygon 1</text:p>
      <text:p text:style-name="P2"><text:s/>0000019F 00000000<text:tab/><text:tab/>answer2<text:tab/><text:tab/>dword ? ;answer for polygon 2</text:p>
      <text:p text:style-name="P2"><text:s/>000001A3 00000000<text:tab/><text:tab/>answer3<text:tab/><text:tab/>dword ? ;answer for polygon 3</text:p>
      <text:p text:style-name="P2"><text:s/>000001A7 00000000<text:tab/><text:tab/>answer4<text:tab/><text:tab/>dword ? ;answer for polygon 4</text:p>
      <text:p text:style-name="P2"><text:s/>000001AB 00000000<text:tab/><text:tab/>answer5<text:tab/><text:tab/>dword ? ;answer for polygon 5</text:p>
      <text:p text:style-name="P2"><text:s/>000001AF 70 6F 6C 79 6F<text:tab/>outname<text:tab/>byte <text:s/>"polyouts.txt",0 ;output file name</text:p>
      <text:p text:style-name="P2"><text:tab/> <text:s text:c="2"/>75 74 73 2E 74</text:p>
      <text:p text:style-name="P2"><text:tab/> <text:s text:c="2"/>78 74 00</text:p>
      <text:p text:style-name="P2"><text:soft-page-break/><text:s/>000001BC 00000000<text:tab/><text:tab/>outfile <text:s text:c="4"/>dword 0 <text:s text:c="3"/>;output file handler</text:p>
      <text:p text:style-name="P2"><text:s/>000001C0 41 72 65 61 20<text:tab/>p1 <text:s text:c="9"/>byte "Area of Polygon1: "</text:p>
      <text:p text:style-name="P2"><text:tab/> <text:s text:c="2"/>6F 66 20 50 6F</text:p>
      <text:p text:style-name="P2"><text:tab/> <text:s text:c="2"/>6C 79 67 6F 6E</text:p>
      <text:p text:style-name="P2"><text:tab/> <text:s text:c="2"/>31 3A 20</text:p>
      <text:p text:style-name="P2"><text:s/>000001D2 <text:s/>00000003 [<text:tab/><text:tab/>poly1 <text:s text:c="6"/>byte 3 dup(' ')</text:p>
      <text:p text:style-name="P2"><text:tab/> <text:s text:c="3"/>20</text:p>
      <text:p text:style-name="P2"><text:tab/> <text:s text:c="2"/>]</text:p>
      <text:p text:style-name="P2"><text:s/>000001D5 0D 0A<text:tab/><text:tab/><text:tab/>stop1 <text:s text:c="6"/>byte 0dh,0ah</text:p>
      <text:p text:style-name="P2"><text:s/>000001D7 41 72 65 61 20<text:tab/>p2 <text:s text:c="9"/>byte "Area of Polygon2: "</text:p>
      <text:p text:style-name="P2"><text:tab/> <text:s text:c="2"/>6F 66 20 50 6F</text:p>
      <text:p text:style-name="P2"><text:tab/> <text:s text:c="2"/>6C 79 67 6F 6E</text:p>
      <text:p text:style-name="P2"><text:tab/> <text:s text:c="2"/>32 3A 20</text:p>
      <text:p text:style-name="P2"><text:s/>000001E9 <text:s/>00000003 [<text:tab/><text:tab/>poly2 <text:s text:c="6"/>byte 3 dup(' ')</text:p>
      <text:p text:style-name="P2"><text:tab/> <text:s text:c="3"/>20</text:p>
      <text:p text:style-name="P2"><text:tab/> <text:s text:c="2"/>]</text:p>
      <text:p text:style-name="P2"><text:s/>000001EC 0D 0A<text:tab/><text:tab/><text:tab/>stop2 <text:s text:c="6"/>byte 0dh,0ah</text:p>
      <text:p text:style-name="P2"><text:s/>000001EE 41 72 65 61 20<text:tab/>p3<text:tab/><text:tab/><text:tab/>byte "Area of Polygon3: "</text:p>
      <text:p text:style-name="P2"><text:tab/> <text:s text:c="2"/>6F 66 20 50 6F</text:p>
      <text:p text:style-name="P2"><text:tab/> <text:s text:c="2"/>6C 79 67 6F 6E</text:p>
      <text:p text:style-name="P2"><text:tab/> <text:s text:c="2"/>33 3A 20</text:p>
      <text:p text:style-name="P2"><text:s/>00000200 <text:s/>00000003 [<text:tab/><text:tab/>poly3 <text:s text:c="6"/>byte 3 dup(' ')</text:p>
      <text:p text:style-name="P2"><text:tab/> <text:s text:c="3"/>20</text:p>
      <text:p text:style-name="P2"><text:tab/> <text:s text:c="2"/>]</text:p>
      <text:p text:style-name="P2"><text:s/>00000203 0D 0A<text:tab/><text:tab/><text:tab/>stop3 <text:s text:c="6"/>byte 0dh,0ah</text:p>
      <text:p text:style-name="P2"><text:s/>00000205 41 72 65 61 20<text:tab/>p4<text:tab/><text:tab/><text:tab/>byte "Area of Polygon4: "</text:p>
      <text:p text:style-name="P2"><text:tab/> <text:s text:c="2"/>6F 66 20 50 6F</text:p>
      <text:p text:style-name="P2"><text:tab/> <text:s text:c="2"/>6C 79 67 6F 6E</text:p>
      <text:p text:style-name="P2"><text:tab/> <text:s text:c="2"/>34 3A 20</text:p>
      <text:p text:style-name="P2"><text:s/>00000217 <text:s/>00000003 [<text:tab/><text:tab/>poly4<text:tab/><text:tab/>byte 3 dup(' ')</text:p>
      <text:p text:style-name="P2"><text:tab/> <text:s text:c="3"/>20</text:p>
      <text:p text:style-name="P2"><text:tab/> <text:s text:c="2"/>]</text:p>
      <text:p text:style-name="P2"><text:s/>0000021A 0D 0A<text:tab/><text:tab/><text:tab/>stop4 <text:s text:c="6"/>byte 0dh,0ah</text:p>
      <text:p text:style-name="P2"><text:s/>0000021C 41 72 65 61 20<text:tab/>p5<text:tab/><text:tab/><text:tab/>byte "Area of Polygon5: "</text:p>
      <text:p text:style-name="P2"><text:tab/> <text:s text:c="2"/>6F 66 20 50 6F</text:p>
      <text:p text:style-name="P2"><text:tab/> <text:s text:c="2"/>6C 79 67 6F 6E</text:p>
      <text:p text:style-name="P2"><text:tab/> <text:s text:c="2"/>35 3A 20</text:p>
      <text:p text:style-name="P2"><text:s/>0000022E <text:s/>00000003 [<text:tab/><text:tab/>poly5<text:tab/><text:tab/>byte 3 dup(' ')</text:p>
      <text:p text:style-name="P2"><text:tab/> <text:s text:c="3"/>20</text:p>
      <text:p text:style-name="P2"><text:tab/> <text:s text:c="2"/>]</text:p>
      <text:p text:style-name="P2"><text:s/>00000231 0D 0A 00<text:tab/><text:tab/>stop5<text:tab/><text:tab/>byte 0dh,0ah,0</text:p>
      <text:p text:style-name="P2"><text:tab/><text:tab/><text:tab/><text:tab/>;p1 through stop5 are a buffer zone for writing to a file</text:p>
      <text:p text:style-name="P2"/>
      <text:p text:style-name="P2"/>
      <text:p text:style-name="P2"/>
      <text:p text:style-name="P2"><text:s/>00000000<text:tab/><text:tab/><text:tab/>.code</text:p>
      <text:p text:style-name="P2"><text:s/>00000000<text:tab/><text:tab/><text:tab/>main PROC</text:p>
      <text:p text:style-name="P2"/>
      <text:p text:style-name="P2"><text:s/>00000000 <text:s/>E8 00000135<text:tab/><text:tab/>call readIn</text:p>
      <text:p text:style-name="P2"><text:tab/><text:tab/><text:tab/><text:tab/>;read data into buffer</text:p>
      <text:p text:style-name="P2"><text:s/>00000005 <text:s/>8D 35 0000000F R<text:tab/>lea esi,buff</text:p>
      <text:p text:style-name="P2"><text:tab/><text:tab/><text:tab/><text:tab/>;assign buffer to esi for manipulation</text:p>
      <text:p text:style-name="P2"/>
      <text:p text:style-name="P2"><text:s/>0000000B <text:s/>B8 00000004<text:tab/><text:tab/>mov eax,4</text:p>
      <text:p text:style-name="P2"><text:tab/><text:tab/><text:tab/><text:tab/>;number of vertices moved to eax</text:p>
      <text:p text:style-name="P2"><text:s/>00000010 <text:s/>A3 0000018F R<text:tab/>mov weight,eax</text:p>
      <text:p text:style-name="P2"><text:tab/><text:tab/><text:tab/><text:tab/>;mov eax to weight</text:p>
      <text:p text:style-name="P2"><text:s/>00000015 <text:s/>E8 000000E3<text:tab/><text:tab/>call findAns</text:p>
      <text:p text:style-name="P2"><text:tab/><text:tab/><text:tab/><text:tab/>;call FindAns to get the polygons area returned to eax</text:p>
      <text:p text:style-name="P2"><text:soft-page-break/><text:s/>0000001A <text:s/>A3 0000019B R<text:tab/>mov answer1,eax</text:p>
      <text:p text:style-name="P2"><text:tab/><text:tab/><text:tab/><text:tab/>;polygon1 answer assigned to answer1</text:p>
      <text:p text:style-name="P2"/>
      <text:p text:style-name="P2"><text:s/>0000001F <text:s/>B8 00000003<text:tab/><text:tab/>mov eax,3 ;vertice number</text:p>
      <text:p text:style-name="P2"><text:s/>00000024 <text:s/>A3 0000018F R<text:tab/>mov weight,eax</text:p>
      <text:p text:style-name="P2"><text:s/>00000029 <text:s/>E8 000000CF<text:tab/><text:tab/>call findAns</text:p>
      <text:p text:style-name="P2"><text:tab/><text:tab/><text:tab/><text:tab/>;call FindAns to get the polygons area returned to eax</text:p>
      <text:p text:style-name="P2"><text:s/>0000002E <text:s/>A3 0000019F R<text:tab/>mov answer2,eax</text:p>
      <text:p text:style-name="P2"><text:tab/><text:tab/><text:tab/><text:tab/>;place answer in answer2</text:p>
      <text:p text:style-name="P2"/>
      <text:p text:style-name="P2"><text:s/>00000033 <text:s/>B8 00000004<text:tab/><text:tab/>mov eax,4 ;vertice number</text:p>
      <text:p text:style-name="P2"><text:s/>00000038 <text:s/>A3 0000018F R<text:tab/>mov weight,eax</text:p>
      <text:p text:style-name="P2"><text:s/>0000003D <text:s/>E8 000000BB<text:tab/><text:tab/>call findAns</text:p>
      <text:p text:style-name="P2"><text:tab/><text:tab/><text:tab/><text:tab/>;call FindAns to get the polygons area returned to eax</text:p>
      <text:p text:style-name="P2"><text:s/>00000042 <text:s/>A3 000001A3 R<text:tab/>mov answer3,eax</text:p>
      <text:p text:style-name="P2"><text:tab/><text:tab/><text:tab/><text:tab/>;place answer in answer3</text:p>
      <text:p text:style-name="P2"/>
      <text:p text:style-name="P2"><text:s/>00000047 <text:s/>B8 0000000A<text:tab/><text:tab/>mov eax,10 ;vertice number</text:p>
      <text:p text:style-name="P2"><text:s/>0000004C <text:s/>A3 0000018F R<text:tab/>mov weight,eax</text:p>
      <text:p text:style-name="P2"><text:s/>00000051 <text:s/>E8 000000A7<text:tab/><text:tab/>call findAns</text:p>
      <text:p text:style-name="P2"><text:tab/><text:tab/><text:tab/><text:tab/>;call FindAns to get the polygons area returned to eax</text:p>
      <text:p text:style-name="P2"><text:s/>00000056 <text:s/>A3 000001A7 R<text:tab/>mov answer4,eax</text:p>
      <text:p text:style-name="P2"><text:tab/><text:tab/><text:tab/><text:tab/>;place answer in answer3</text:p>
      <text:p text:style-name="P2"/>
      <text:p text:style-name="P2"><text:s/>0000005B <text:s/>B8 0000000A<text:tab/><text:tab/>mov eax,10 ;vertice number</text:p>
      <text:p text:style-name="P2"><text:s/>00000060 <text:s/>A3 0000018F R<text:tab/>mov weight,eax</text:p>
      <text:p text:style-name="P2"><text:s/>00000065 <text:s/>E8 00000093<text:tab/><text:tab/>call findAns</text:p>
      <text:p text:style-name="P2"><text:tab/><text:tab/><text:tab/><text:tab/>;call FindAns to get the polygons area returned to eax</text:p>
      <text:p text:style-name="P2"><text:s/>0000006A <text:s/>A3 000001AB R<text:tab/>mov answer5,eax</text:p>
      <text:p text:style-name="P2"><text:tab/><text:tab/><text:tab/><text:tab/>;place answer in answer5</text:p>
      <text:p text:style-name="P2"/>
      <text:p text:style-name="P2"><text:s/>0000006F <text:s/>E8 00000000 E<text:tab/>call CloseFile</text:p>
      <text:p text:style-name="P2"><text:tab/><text:tab/><text:tab/><text:tab/>;make sure previous open file is closed</text:p>
      <text:p text:style-name="P2"/>
      <text:p text:style-name="P2"><text:s/>00000074 <text:s/>A1 0000019B R<text:tab/>mov eax,answer1</text:p>
      <text:p text:style-name="P2"><text:s/>00000079 <text:s/>8D 35 000001D5 R<text:tab/>lea esi,stop1</text:p>
      <text:p text:style-name="P2"><text:s/>0000007F <text:s/>E8 000001A0<text:tab/><text:tab/>call ItoA</text:p>
      <text:p text:style-name="P2"><text:tab/><text:tab/><text:tab/><text:tab/>;using Int to Ascii the answer is converted</text:p>
      <text:p text:style-name="P2"/>
      <text:p text:style-name="P2"><text:s/>00000084 <text:s/>A1 0000019F R<text:tab/>mov eax,answer2</text:p>
      <text:p text:style-name="P2"><text:s/>00000089 <text:s/>8D 35 000001EC R<text:tab/>lea esi,stop2</text:p>
      <text:p text:style-name="P2"><text:s/>0000008F <text:s/>E8 00000190<text:tab/><text:tab/>call ItoA</text:p>
      <text:p text:style-name="P2"><text:tab/><text:tab/><text:tab/><text:tab/>;using Int to Ascii the answer is converted</text:p>
      <text:p text:style-name="P2"/>
      <text:p text:style-name="P2"><text:s/>00000094 <text:s/>A1 000001A3 R<text:tab/>mov eax,answer3</text:p>
      <text:p text:style-name="P2"><text:s/>00000099 <text:s/>8D 35 00000203 R<text:tab/>lea esi,stop3</text:p>
      <text:p text:style-name="P2"><text:s/>0000009F <text:s/>E8 00000180<text:tab/><text:tab/>call ItoA</text:p>
      <text:p text:style-name="P2"><text:tab/><text:tab/><text:tab/><text:tab/>;using Int to Ascii the answer is converted</text:p>
      <text:p text:style-name="P2"/>
      <text:p text:style-name="P2"><text:s/>000000A4 <text:s/>A1 000001A7 R<text:tab/>mov eax,answer4</text:p>
      <text:p text:style-name="P2"><text:s/>000000A9 <text:s/>8D 35 0000021A R<text:tab/>lea esi,stop4</text:p>
      <text:p text:style-name="P2"><text:s/>000000AF <text:s/>E8 00000170<text:tab/><text:tab/>call ItoA</text:p>
      <text:p text:style-name="P2"><text:tab/><text:tab/><text:tab/><text:tab/>;using Int to Ascii the answer is converted</text:p>
      <text:p text:style-name="P2"/>
      <text:p text:style-name="P2"><text:s/>000000B4 <text:s/>A1 000001AB R<text:tab/>mov eax,answer5</text:p>
      <text:p text:style-name="P2"><text:s/>000000B9 <text:s/>8D 35 00000231 R<text:tab/>lea esi,stop5</text:p>
      <text:p text:style-name="P2"><text:s/>000000BF <text:s/>E8 00000160<text:tab/><text:tab/>call ItoA</text:p>
      <text:p text:style-name="P2"><text:tab/><text:tab/><text:tab/><text:tab/>;using Int to Ascii the answer is converted</text:p>
      <text:p text:style-name="P2"/>
      <text:p text:style-name="P2"><text:soft-page-break/><text:s/>000000C4 <text:s/>E8 0000000C<text:tab/><text:tab/>call writeOut</text:p>
      <text:p text:style-name="P2"><text:tab/><text:tab/><text:tab/><text:tab/>;call procedure to print to file</text:p>
      <text:p text:style-name="P2"/>
      <text:p text:style-name="P2"><text:s/>000000C9 <text:s/>E8 00000000 E<text:tab/>call CloseFile</text:p>
      <text:p text:style-name="P2"><text:tab/><text:tab/><text:tab/><text:tab/>;make sure previous open file is closed</text:p>
      <text:p text:style-name="P2"/>
      <text:p text:style-name="P2"><text:tab/><text:tab/><text:tab/><text:tab/>exit</text:p>
      <text:p text:style-name="P2"><text:s/>000000D5<text:tab/><text:tab/><text:tab/>main ENDP</text:p>
      <text:p text:style-name="P2"/>
      <text:p text:style-name="P2"><text:s/>000000D5<text:tab/><text:tab/><text:tab/>writeOut proc</text:p>
      <text:p text:style-name="P2"><text:s/>000000D5 <text:s/>8D 15 000001AF R<text:tab/>lea edx,outname</text:p>
      <text:p text:style-name="P2"><text:tab/><text:tab/><text:tab/><text:tab/>;output file name is moved to edx</text:p>
      <text:p text:style-name="P2"><text:s/>000000DB <text:s/>E8 00000000 E<text:tab/>call CreateOutputFile</text:p>
      <text:p text:style-name="P2"><text:tab/><text:tab/><text:tab/><text:tab/>;create the file</text:p>
      <text:p text:style-name="P2"><text:s/>000000E0 <text:s/>A3 000001BC R<text:tab/>mov outfile,eax</text:p>
      <text:p text:style-name="P2"><text:tab/><text:tab/><text:tab/><text:tab/>;mov file handler to outfile</text:p>
      <text:p text:style-name="P2"><text:s/>000000E5 <text:s/>8D 35 000001C0 R<text:tab/>lea esi,p1</text:p>
      <text:p text:style-name="P2"><text:tab/><text:tab/><text:tab/><text:tab/>;assign beginning of print data to esi</text:p>
      <text:p text:style-name="P2"><text:s/>000000EB <text:s/>B9 00000073<text:tab/><text:tab/>mov ecx,115</text:p>
      <text:p text:style-name="P2"><text:tab/><text:tab/><text:tab/><text:tab/>;set amount of bytes to print</text:p>
      <text:p text:style-name="P2"><text:s/>000000F0 <text:s/>8B D6<text:tab/><text:tab/>mov edx,esi</text:p>
      <text:p text:style-name="P2"><text:tab/><text:tab/><text:tab/><text:tab/>;mov location of data to edx</text:p>
      <text:p text:style-name="P2"><text:s/>000000F2 <text:s/>E8 00000000 E<text:tab/>call WriteToFile</text:p>
      <text:p text:style-name="P2"><text:tab/><text:tab/><text:tab/><text:tab/>;begin writing to the file</text:p>
      <text:p text:style-name="P2"><text:s/>000000F7 <text:s/>A1 000001BC R<text:tab/>mov eax,outfile</text:p>
      <text:p text:style-name="P2"><text:tab/><text:tab/><text:tab/><text:tab/>;close the file handler to commit changes</text:p>
      <text:p text:style-name="P2"><text:s/>000000FC <text:s/>C3<text:tab/><text:tab/><text:tab/>ret</text:p>
      <text:p text:style-name="P2"><text:s/>000000FD<text:tab/><text:tab/><text:tab/>writeOut endp</text:p>
      <text:p text:style-name="P2"/>
      <text:p text:style-name="P2"><text:s/>000000FD<text:tab/><text:tab/><text:tab/>findAns proc</text:p>
      <text:p text:style-name="P2"><text:s/>000000FD <text:s/>8D 3D 0000013F R<text:tab/>lea edi,poly</text:p>
      <text:p text:style-name="P2"><text:tab/><text:tab/><text:tab/><text:tab/>;edi set to polygon array of x/y values</text:p>
      <text:p text:style-name="P2"><text:s/>00000103 <text:s/>B8 00000000<text:tab/><text:tab/>mov eax,0</text:p>
      <text:p text:style-name="P2"><text:tab/><text:tab/><text:tab/><text:tab/>;eax cleared to 0</text:p>
      <text:p text:style-name="P2"><text:s/>00000108 <text:s/>E8 00000053<text:tab/><text:tab/>call AtoI</text:p>
      <text:p text:style-name="P2"><text:tab/><text:tab/><text:tab/><text:tab/>;call A to I to convert </text:p>
      <text:p text:style-name="P2"><text:s/>0000010D <text:s/>8D 3D 0000013F R<text:tab/>lea edi,poly</text:p>
      <text:p text:style-name="P2"><text:tab/><text:tab/><text:tab/><text:tab/>;edi set to polygon array of x/y values</text:p>
      <text:p text:style-name="P2"><text:s/>00000113 <text:s/>8B 0D 0000018F R<text:tab/>mov ecx,weight</text:p>
      <text:p text:style-name="P2"><text:tab/><text:tab/><text:tab/><text:tab/>;ecx set to the number of vertices</text:p>
      <text:p text:style-name="P2"><text:s/>00000119 <text:s/>E8 00000091<text:tab/><text:tab/>call calculateX</text:p>
      <text:p text:style-name="P2"><text:tab/><text:tab/><text:tab/><text:tab/>;calculate starting with x to multiply</text:p>
      <text:p text:style-name="P2"><text:s/>0000011E <text:s/>8D 3D 0000013F R<text:tab/>lea edi,poly</text:p>
      <text:p text:style-name="P2"><text:tab/><text:tab/><text:tab/><text:tab/>;edi set to beginning position in array</text:p>
      <text:p text:style-name="P2"><text:s/>00000124 <text:s/>8B 0D 0000018F R<text:tab/>mov ecx,weight</text:p>
      <text:p text:style-name="P2"><text:tab/><text:tab/><text:tab/><text:tab/>;ecx set to number of vertices</text:p>
      <text:p text:style-name="P2"><text:s/>0000012A <text:s/>E8 000000AF<text:tab/><text:tab/>call calculateY</text:p>
      <text:p text:style-name="P2"><text:tab/><text:tab/><text:tab/><text:tab/>;calculate starting with y to multiply</text:p>
      <text:p text:style-name="P2"><text:s/>0000012F <text:s/>E8 000000DB<text:tab/><text:tab/>call finalAns</text:p>
      <text:p text:style-name="P2"><text:tab/><text:tab/><text:tab/><text:tab/>;calculate final anser minusing x and y then diving by 2</text:p>
      <text:p text:style-name="P2"><text:s/>00000134 <text:s/>E8 00000068<text:tab/><text:tab/>call IncToNext</text:p>
      <text:p text:style-name="P2"><text:tab/><text:tab/><text:tab/><text:tab/>;increment to next esi buffer location holding next group of vertices</text:p>
      <text:p text:style-name="P2"><text:s/>00000139 <text:s/>C3<text:tab/><text:tab/><text:tab/>ret</text:p>
      <text:p text:style-name="P2"><text:s/>0000013A<text:tab/><text:tab/><text:tab/>findAns endp</text:p>
      <text:p text:style-name="P2"/>
      <text:p text:style-name="P2"><text:s/>0000013A<text:tab/><text:tab/><text:tab/>readIn PROC</text:p>
      <text:p text:style-name="P2"><text:tab/><text:tab/><text:tab/><text:tab/>;read in all of the data at 1 time</text:p>
      <text:p text:style-name="P2"><text:s/>0000013A <text:s/>8D 15 00000000 R<text:tab/>lea edx,infname</text:p>
      <text:p text:style-name="P2"><text:soft-page-break/><text:tab/><text:tab/><text:tab/><text:tab/>;name of file is set for reading</text:p>
      <text:p text:style-name="P2"><text:s/>00000140 <text:s/>E8 00000000 E<text:tab/>call OpenInputFile</text:p>
      <text:p text:style-name="P2"><text:tab/><text:tab/><text:tab/><text:tab/>;open that file</text:p>
      <text:p text:style-name="P2"><text:s/>00000145 <text:s/>A3 0000000B R<text:tab/>mov infile,eax</text:p>
      <text:p text:style-name="P2"><text:tab/><text:tab/><text:tab/><text:tab/>;infile file handler set</text:p>
      <text:p text:style-name="P2"><text:s/>0000014A <text:s/>A1 0000000B R<text:tab/>mov eax,infile</text:p>
      <text:p text:style-name="P2"/>
      <text:p text:style-name="P2"><text:s/>0000014F <text:s/>8D 15 0000000F R<text:tab/>lea edx,buff</text:p>
      <text:p text:style-name="P2"><text:tab/><text:tab/><text:tab/><text:tab/>;set edx to buffer</text:p>
      <text:p text:style-name="P2"><text:s/>00000155 <text:s/>B9 0000012C<text:tab/><text:tab/>mov ecx,300</text:p>
      <text:p text:style-name="P2"><text:tab/><text:tab/><text:tab/><text:tab/>;read in 300 bytes</text:p>
      <text:p text:style-name="P2"><text:s/>0000015A <text:s/>E8 00000000 E<text:tab/>call ReadFromFile</text:p>
      <text:p text:style-name="P2"><text:tab/><text:tab/><text:tab/><text:tab/>;call readFromFile to do the work</text:p>
      <text:p text:style-name="P2"><text:s/>0000015F <text:s/>C3<text:tab/><text:tab/><text:tab/>ret</text:p>
      <text:p text:style-name="P2"><text:s/>00000160<text:tab/><text:tab/><text:tab/>readIn ENDP</text:p>
      <text:p text:style-name="P2"/>
      <text:p text:style-name="P2"><text:s/>00000160<text:tab/><text:tab/><text:tab/>AtoI proc</text:p>
      <text:p text:style-name="P2"><text:tab/><text:tab/><text:tab/><text:tab/>;convert ascii to integer</text:p>
      <text:p text:style-name="P2"><text:s/>00000160 <text:s/>BB 0000000A<text:tab/><text:tab/>mov ebx,10</text:p>
      <text:p text:style-name="P2"><text:tab/><text:tab/><text:tab/><text:tab/>;divide by 10 </text:p>
      <text:p text:style-name="P2"><text:s/>00000165 <text:s/>B9 00000000<text:tab/><text:tab/>mov ecx,0</text:p>
      <text:p text:style-name="P2"><text:tab/><text:tab/><text:tab/><text:tab/>;counter is 0</text:p>
      <text:p text:style-name="P2"><text:s/>0000016A <text:s/>B8 00000000<text:tab/><text:tab/>mov eax,0</text:p>
      <text:p text:style-name="P2"><text:tab/><text:tab/><text:tab/><text:tab/>;eax is 0</text:p>
      <text:p text:style-name="P2"/>
      <text:p text:style-name="P2"><text:s/>0000016F<text:tab/><text:tab/><text:tab/>nextChar:</text:p>
      <text:p text:style-name="P2"><text:s/>0000016F <text:s/>8A 0E<text:tab/><text:tab/><text:tab/><text:tab/> <text:s/>mov cl,[esi]</text:p>
      <text:p text:style-name="P2"><text:tab/><text:tab/><text:tab/><text:tab/><text:tab/><text:tab/> <text:s/>;mov current location value to cl</text:p>
      <text:p text:style-name="P2"><text:s/>00000171 <text:s/>80 F9 20<text:tab/><text:tab/><text:tab/><text:tab/> <text:s/>cmp cl,' '</text:p>
      <text:p text:style-name="P2"><text:tab/><text:tab/><text:tab/><text:tab/><text:tab/><text:tab/> <text:s/>;check if cl is blankspace</text:p>
      <text:p text:style-name="P2"><text:s/>00000174 <text:s/>74 19<text:tab/><text:tab/><text:tab/><text:tab/> <text:s/>je L1</text:p>
      <text:p text:style-name="P2"><text:tab/><text:tab/><text:tab/><text:tab/><text:tab/><text:tab/> <text:s/>;jump to L1 if cl is blankspace</text:p>
      <text:p text:style-name="P2"><text:s/>00000176 <text:s/>80 F9 0D<text:tab/><text:tab/><text:tab/><text:tab/> <text:s/>cmp cl,0dh</text:p>
      <text:p text:style-name="P2"><text:tab/><text:tab/><text:tab/><text:tab/><text:tab/><text:tab/> <text:s/>;check if cl is CR</text:p>
      <text:p text:style-name="P2"><text:s/>00000179 <text:s/>74 21<text:tab/><text:tab/><text:tab/><text:tab/> <text:s/>je L2</text:p>
      <text:p text:style-name="P2"><text:tab/><text:tab/><text:tab/><text:tab/><text:tab/><text:tab/> <text:s/>;jump to L2 if cl is CR</text:p>
      <text:p text:style-name="P2"><text:s/>0000017B <text:s/>80 F9 30<text:tab/><text:tab/><text:tab/><text:tab/> <text:s/>cmp cl,'0'</text:p>
      <text:p text:style-name="P2"><text:tab/><text:tab/><text:tab/><text:tab/><text:tab/><text:tab/> <text:s/>;cmp cl to '0'</text:p>
      <text:p text:style-name="P2"><text:s/>0000017E <text:s/>7C 20<text:tab/><text:tab/><text:tab/><text:tab/> <text:s/>jl getOut</text:p>
      <text:p text:style-name="P2"><text:tab/><text:tab/><text:tab/><text:tab/><text:tab/><text:tab/> <text:s/>;if cl is less then get out of here</text:p>
      <text:p text:style-name="P2"><text:s/>00000180 <text:s/>80 F9 39<text:tab/><text:tab/><text:tab/><text:tab/> <text:s/>cmp cl,'9'</text:p>
      <text:p text:style-name="P2"><text:tab/><text:tab/><text:tab/><text:tab/><text:tab/><text:tab/> <text:s/>;cmp cl to '9'</text:p>
      <text:p text:style-name="P2"><text:s/>00000183 <text:s/>7F 1B<text:tab/><text:tab/><text:tab/><text:tab/> <text:s/>jg getOut</text:p>
      <text:p text:style-name="P2"><text:tab/><text:tab/><text:tab/><text:tab/><text:tab/><text:tab/> <text:s/>;if cl is greater then get out of here</text:p>
      <text:p text:style-name="P2"><text:tab/><text:tab/><text:tab/><text:tab/><text:tab/><text:tab/> <text:s/></text:p>
      <text:p text:style-name="P2"><text:s/>00000185 <text:s/>80 C1 D0<text:tab/><text:tab/><text:tab/><text:tab/> <text:s/>add cl,-30h</text:p>
      <text:p text:style-name="P2"><text:tab/><text:tab/><text:tab/><text:tab/><text:tab/><text:tab/> <text:s/>;remove 30 hex to get int number</text:p>
      <text:p text:style-name="P2"><text:s/>00000188 <text:s/>F7 EB<text:tab/><text:tab/><text:tab/><text:tab/> <text:s/>imul ebx</text:p>
      <text:p text:style-name="P2"><text:tab/><text:tab/><text:tab/><text:tab/><text:tab/><text:tab/> <text:s/>;multiply by 10 to make room for single digit int</text:p>
      <text:p text:style-name="P2"><text:s/>0000018A <text:s/>03 C1<text:tab/><text:tab/><text:tab/><text:tab/> <text:s/>add eax,ecx</text:p>
      <text:p text:style-name="P2"><text:tab/><text:tab/><text:tab/><text:tab/><text:tab/><text:tab/> <text:s/>;add singl digit to eax</text:p>
      <text:p text:style-name="P2"><text:s/>0000018C <text:s/>46<text:tab/><text:tab/><text:tab/><text:tab/><text:tab/> <text:s/>inc esi</text:p>
      <text:p text:style-name="P2"><text:tab/><text:tab/><text:tab/><text:tab/><text:tab/><text:tab/> <text:s/>;inc esi to next location</text:p>
      <text:p text:style-name="P2"><text:s/>0000018D <text:s/>EB E0<text:tab/><text:tab/><text:tab/><text:tab/> <text:s/>jmp nextChar</text:p>
      <text:p text:style-name="P2"><text:tab/><text:tab/><text:tab/><text:tab/><text:tab/><text:tab/> <text:s/>;jump to nextCharacter loop spot</text:p>
      <text:p text:style-name="P2"/>
      <text:p text:style-name="P2"><text:s/>0000018F<text:tab/><text:tab/><text:tab/>L1:</text:p>
      <text:p text:style-name="P2"><text:s/>0000018F <text:s/>89 07<text:tab/><text:tab/><text:tab/><text:tab/> <text:s/>mov [edi],eax</text:p>
      <text:p text:style-name="P2"><text:soft-page-break/><text:tab/><text:tab/><text:tab/><text:tab/><text:tab/><text:tab/> <text:s/>;at blank space we save converted digit into edi array index</text:p>
      <text:p text:style-name="P2"><text:s/>00000191 <text:s/>B8 00000000<text:tab/><text:tab/><text:tab/><text:tab/> <text:s/>mov eax,0</text:p>
      <text:p text:style-name="P2"><text:tab/><text:tab/><text:tab/><text:tab/><text:tab/><text:tab/> <text:s/>;clean up eax</text:p>
      <text:p text:style-name="P2"><text:s/>00000196 <text:s/>83 C7 04<text:tab/><text:tab/><text:tab/><text:tab/> <text:s/>add edi,4</text:p>
      <text:p text:style-name="P2"><text:tab/><text:tab/><text:tab/><text:tab/><text:tab/><text:tab/> <text:s/>;increment edi for next location</text:p>
      <text:p text:style-name="P2"><text:s/>00000199 <text:s/>46<text:tab/><text:tab/><text:tab/><text:tab/><text:tab/> <text:s/>inc esi</text:p>
      <text:p text:style-name="P2"><text:tab/><text:tab/><text:tab/><text:tab/><text:tab/><text:tab/> <text:s/>;inc esi</text:p>
      <text:p text:style-name="P2"><text:s/>0000019A <text:s/>EB D3<text:tab/><text:tab/><text:tab/><text:tab/> <text:s/>jmp nextChar</text:p>
      <text:p text:style-name="P2"><text:tab/><text:tab/><text:tab/><text:tab/><text:tab/><text:tab/> <text:s/>;jump nextChar to continue loop</text:p>
      <text:p text:style-name="P2"><text:s/>0000019C<text:tab/><text:tab/><text:tab/>L2:</text:p>
      <text:p text:style-name="P2"><text:tab/><text:tab/><text:tab/><text:tab/><text:tab/><text:tab/> <text:s/>;hit a carraige return</text:p>
      <text:p text:style-name="P2"><text:s/>0000019C <text:s/>89 07<text:tab/><text:tab/><text:tab/><text:tab/> <text:s/>mov [edi],eax</text:p>
      <text:p text:style-name="P2"><text:tab/><text:tab/><text:tab/><text:tab/><text:tab/><text:tab/> <text:s/>;backup eax into edi</text:p>
      <text:p text:style-name="P2"><text:s/>0000019E <text:s/>EB 00<text:tab/><text:tab/><text:tab/><text:tab/> <text:s/>jmp getOut</text:p>
      <text:p text:style-name="P2"><text:tab/><text:tab/><text:tab/><text:tab/><text:tab/><text:tab/> <text:s/>;get out of here</text:p>
      <text:p text:style-name="P2"><text:s/>000001A0<text:tab/><text:tab/><text:tab/>getOut: </text:p>
      <text:p text:style-name="P2"><text:s/>000001A0 <text:s/>C3<text:tab/><text:tab/><text:tab/><text:tab/><text:tab/> <text:s/>ret</text:p>
      <text:p text:style-name="P2"><text:s/>000001A1<text:tab/><text:tab/><text:tab/>AtoI endp</text:p>
      <text:p text:style-name="P2"/>
      <text:p text:style-name="P2"><text:s/>000001A1<text:tab/><text:tab/><text:tab/>IncToNext proc</text:p>
      <text:p text:style-name="P2"><text:tab/><text:tab/><text:tab/><text:tab/>;increment to next number value on next line</text:p>
      <text:p text:style-name="P2"><text:s/>000001A1 <text:s/>46<text:tab/><text:tab/><text:tab/>loopsy: <text:s text:c="2"/>inc esi</text:p>
      <text:p text:style-name="P2"><text:s/>000001A2 <text:s/>8A 0E<text:tab/><text:tab/><text:tab/><text:tab/> <text:s/>mov cl,[esi]</text:p>
      <text:p text:style-name="P2"><text:tab/><text:tab/><text:tab/><text:tab/><text:tab/><text:tab/> <text:s/>;mov for check for digit</text:p>
      <text:p text:style-name="P2"><text:s/>000001A4 <text:s/>80 F9 30<text:tab/><text:tab/><text:tab/><text:tab/> <text:s/>cmp cl,'0'</text:p>
      <text:p text:style-name="P2"><text:s/>000001A7 <text:s/>7C F8<text:tab/><text:tab/><text:tab/><text:tab/> <text:s/>jl loopsy </text:p>
      <text:p text:style-name="P2"><text:tab/><text:tab/><text:tab/><text:tab/><text:tab/><text:tab/> <text:s/>;loop again for digit</text:p>
      <text:p text:style-name="P2"><text:s/>000001A9 <text:s/>80 F9 39<text:tab/><text:tab/><text:tab/><text:tab/> <text:s/>cmp cl,'9'</text:p>
      <text:p text:style-name="P2"><text:s/>000001AC <text:s/>7F F3<text:tab/><text:tab/><text:tab/><text:tab/> <text:s/>jg loopsy</text:p>
      <text:p text:style-name="P2"><text:tab/><text:tab/><text:tab/><text:tab/><text:tab/><text:tab/> <text:s/>;loop again for digit</text:p>
      <text:p text:style-name="P2"><text:s/>000001AE <text:s/>C3<text:tab/><text:tab/><text:tab/>ret</text:p>
      <text:p text:style-name="P2"><text:s/>000001AF<text:tab/><text:tab/><text:tab/>IncToNext endp</text:p>
      <text:p text:style-name="P2"/>
      <text:p text:style-name="P2"><text:s/>000001AF<text:tab/><text:tab/><text:tab/>calculateX proc</text:p>
      <text:p text:style-name="P2"><text:tab/><text:tab/><text:tab/><text:tab/>;calculat the values of xi t* yi+1</text:p>
      <text:p text:style-name="P2"><text:tab/><text:tab/><text:tab/><text:tab/>;requires edi be set to array of choice</text:p>
      <text:p text:style-name="P2"><text:tab/><text:tab/><text:tab/><text:tab/>;requires ecx be set to the number of vertices</text:p>
      <text:p text:style-name="P2"><text:s/>000001AF <text:s/>B8 00000000<text:tab/><text:tab/>mov eax,0</text:p>
      <text:p text:style-name="P2"><text:tab/><text:tab/><text:tab/><text:tab/>;make sure eax is 0</text:p>
      <text:p text:style-name="P2"><text:s/>000001B4 <text:s/>A3 00000193 R<text:tab/>mov xtotal,eax</text:p>
      <text:p text:style-name="P2"><text:tab/><text:tab/><text:tab/><text:tab/>;zero out xtotal</text:p>
      <text:p text:style-name="P2"><text:s/>000001B9 <text:s/>8B 57 04<text:tab/><text:tab/>mov edx,[edi+4]</text:p>
      <text:p text:style-name="P2"><text:tab/><text:tab/><text:tab/><text:tab/>;save the value of y1 into edx</text:p>
      <text:p text:style-name="P2"><text:tab/><text:tab/><text:tab/><text:tab/>;y value 1 stored for final calculation</text:p>
      <text:p text:style-name="P2"/>
      <text:p text:style-name="P2"><text:s/>000001BC <text:s/>8B 07<text:tab/><text:tab/>loopsy:<text:tab/>mov eax,[edi]</text:p>
      <text:p text:style-name="P2"><text:tab/><text:tab/><text:tab/><text:tab/><text:tab/> <text:s text:c="3"/>;mov current position of array into eax</text:p>
      <text:p text:style-name="P2"><text:s/>000001BE <text:s/>83 F9 01<text:tab/><text:tab/><text:tab/><text:tab/>cmp ecx,1</text:p>
      <text:p text:style-name="P2"><text:s/>000001C1 <text:s/>74 10<text:tab/><text:tab/><text:tab/><text:tab/>je L1</text:p>
      <text:p text:style-name="P2"><text:tab/><text:tab/><text:tab/><text:tab/><text:tab/><text:tab/>;check if number of vertices is 1 then jump to L1</text:p>
      <text:p text:style-name="P2"><text:s/>000001C3 <text:s/>8B 5F 0C<text:tab/><text:tab/><text:tab/><text:tab/>mov ebx,[edi+12]</text:p>
      <text:p text:style-name="P2"><text:tab/><text:tab/><text:tab/><text:tab/><text:tab/><text:tab/>;mov yi+1 into ebx</text:p>
      <text:p text:style-name="P2"><text:s/>000001C6 <text:s/>F7 E3<text:tab/><text:tab/><text:tab/><text:tab/>mul ebx</text:p>
      <text:p text:style-name="P2"><text:tab/><text:tab/><text:tab/><text:tab/><text:tab/><text:tab/>;multiply ebx</text:p>
      <text:p text:style-name="P2"><text:s/>000001C8 <text:s/>01 05 00000193 R<text:tab/><text:tab/><text:tab/>add xtotal,eax</text:p>
      <text:p text:style-name="P2"><text:tab/><text:tab/><text:tab/><text:tab/><text:tab/><text:tab/>;add eax to xtotal</text:p>
      <text:p text:style-name="P2"><text:s/>000001CE <text:s/>83 C7 04<text:tab/><text:tab/><text:tab/><text:tab/>add edi,4</text:p>
      <text:p text:style-name="P2"><text:tab/><text:tab/><text:tab/><text:tab/><text:tab/><text:tab/>;inc edi to next position </text:p>
      <text:p text:style-name="P2"/>
      <text:p text:style-name="P2"><text:s/>000001D1 <text:s/>E2 E9<text:tab/><text:tab/><text:tab/><text:tab/>loop loopsy</text:p>
      <text:p text:style-name="P2"><text:s/>000001D3<text:tab/><text:tab/><text:tab/>L1:</text:p>
      <text:p text:style-name="P2"><text:tab/><text:tab/><text:tab/><text:tab/><text:tab/><text:tab/>;do this for last vertice</text:p>
      <text:p text:style-name="P2"><text:s/>000001D3 <text:s/>8B DA<text:tab/><text:tab/><text:tab/><text:tab/>mov ebx,edx</text:p>
      <text:p text:style-name="P2"><text:tab/><text:tab/><text:tab/><text:tab/><text:tab/><text:tab/>;mov y1 into ebx</text:p>
      <text:p text:style-name="P2"><text:s/>000001D5 <text:s/>F7 E3<text:tab/><text:tab/><text:tab/><text:tab/>mul ebx</text:p>
      <text:p text:style-name="P2"><text:soft-page-break/><text:tab/><text:tab/><text:tab/><text:tab/><text:tab/><text:tab/>;multiply final x value by y1</text:p>
      <text:p text:style-name="P2"><text:s/>000001D7 <text:s/>01 05 00000193 R<text:tab/><text:tab/><text:tab/>add xtotal,eax</text:p>
      <text:p text:style-name="P2"><text:tab/><text:tab/><text:tab/><text:tab/><text:tab/><text:tab/>;add final value to xtotal</text:p>
      <text:p text:style-name="P2"><text:s/>000001DD <text:s/>C3<text:tab/><text:tab/><text:tab/>ret</text:p>
      <text:p text:style-name="P2"><text:s/>000001DE<text:tab/><text:tab/><text:tab/>calculateX endp</text:p>
      <text:p text:style-name="P2"/>
      <text:p text:style-name="P2"><text:s/>000001DE<text:tab/><text:tab/><text:tab/>calculateY proc</text:p>
      <text:p text:style-name="P2"><text:tab/><text:tab/><text:tab/><text:tab/>;calculate the values of xi+1 * yi</text:p>
      <text:p text:style-name="P2"><text:tab/><text:tab/><text:tab/><text:tab/>;requires edi be set to arrray of choice</text:p>
      <text:p text:style-name="P2"><text:tab/><text:tab/><text:tab/><text:tab/>;requires ecx be set to the number of vertices</text:p>
      <text:p text:style-name="P2"><text:s/>000001DE <text:s/>B8 00000000<text:tab/><text:tab/>mov eax,0</text:p>
      <text:p text:style-name="P2"><text:tab/><text:tab/><text:tab/><text:tab/>;eax zeroed out</text:p>
      <text:p text:style-name="P2"><text:s/>000001E3 <text:s/>A3 00000197 R<text:tab/>mov ytotal,eax</text:p>
      <text:p text:style-name="P2"><text:tab/><text:tab/><text:tab/><text:tab/>;ytotal zeroed out</text:p>
      <text:p text:style-name="P2"><text:s/>000001E8 <text:s/>8B 17<text:tab/><text:tab/>mov edx,[edi]</text:p>
      <text:p text:style-name="P2"><text:tab/><text:tab/><text:tab/><text:tab/>;x1 value saved to edx</text:p>
      <text:p text:style-name="P2"><text:s/>000001EA <text:s/>83 C7 04<text:tab/><text:tab/>add edi,4</text:p>
      <text:p text:style-name="P2"><text:tab/><text:tab/><text:tab/><text:tab/>;increment edi to y1 position for calculation</text:p>
      <text:p text:style-name="P2"><text:s/>000001ED <text:s/>8B 07<text:tab/><text:tab/>loopsy:<text:tab/>mov eax,[edi]</text:p>
      <text:p text:style-name="P2"><text:tab/><text:tab/><text:tab/><text:tab/><text:tab/><text:tab/>;mov current position into eax</text:p>
      <text:p text:style-name="P2"><text:s/>000001EF <text:s/>83 F9 01<text:tab/><text:tab/><text:tab/><text:tab/>cmp ecx,1</text:p>
      <text:p text:style-name="P2"><text:s/>000001F2 <text:s/>74 10<text:tab/><text:tab/><text:tab/><text:tab/>je L1</text:p>
      <text:p text:style-name="P2"><text:tab/><text:tab/><text:tab/><text:tab/><text:tab/><text:tab/>;if number of vertices is 1, jump to L1</text:p>
      <text:p text:style-name="P2"><text:s/>000001F4 <text:s/>8B 5F 04<text:tab/><text:tab/><text:tab/><text:tab/>mov ebx,[edi+4]</text:p>
      <text:p text:style-name="P2"><text:tab/><text:tab/><text:tab/><text:tab/><text:tab/><text:tab/>;mov into ebx the xi+1 value</text:p>
      <text:p text:style-name="P2"><text:s/>000001F7 <text:s/>F7 E3<text:tab/><text:tab/><text:tab/><text:tab/>mul ebx</text:p>
      <text:p text:style-name="P2"><text:tab/><text:tab/><text:tab/><text:tab/><text:tab/><text:tab/>;multiply yi and xi+1</text:p>
      <text:p text:style-name="P2"><text:s/>000001F9 <text:s/>83 C7 04<text:tab/><text:tab/><text:tab/><text:tab/>add edi,4</text:p>
      <text:p text:style-name="P2"><text:tab/><text:tab/><text:tab/><text:tab/><text:tab/><text:tab/>;inc edi by 4</text:p>
      <text:p text:style-name="P2"><text:s/>000001FC <text:s/>01 05 00000197 R<text:tab/><text:tab/><text:tab/>add ytotal,eax</text:p>
      <text:p text:style-name="P2"><text:tab/><text:tab/><text:tab/><text:tab/><text:tab/><text:tab/>;add eax to ytotal</text:p>
      <text:p text:style-name="P2"><text:s/>00000202 <text:s/>E2 E9<text:tab/><text:tab/><text:tab/><text:tab/>loop loopsy</text:p>
      <text:p text:style-name="P2"><text:tab/><text:tab/><text:tab/><text:tab/><text:tab/><text:tab/>;loop to count number of vertices</text:p>
      <text:p text:style-name="P2"><text:s/>00000204<text:tab/><text:tab/><text:tab/>L1:</text:p>
      <text:p text:style-name="P2"><text:s/>00000204 <text:s/>8B DA<text:tab/><text:tab/><text:tab/><text:tab/>mov ebx,edx</text:p>
      <text:p text:style-name="P2"><text:tab/><text:tab/><text:tab/><text:tab/><text:tab/><text:tab/>;mov x1 value into ebx</text:p>
      <text:p text:style-name="P2"><text:s/>00000206 <text:s/>F7 E3<text:tab/><text:tab/><text:tab/><text:tab/>mul ebx</text:p>
      <text:p text:style-name="P2"><text:tab/><text:tab/><text:tab/><text:tab/><text:tab/><text:tab/>;multiply yfianl by x1</text:p>
      <text:p text:style-name="P2"><text:s/>00000208 <text:s/>01 05 00000197 R<text:tab/><text:tab/><text:tab/>add ytotal,eax</text:p>
      <text:p text:style-name="P2"><text:tab/><text:tab/><text:tab/><text:tab/><text:tab/><text:tab/>;add eax to ytotal</text:p>
      <text:p text:style-name="P2"><text:s/>0000020E <text:s/>C3<text:tab/><text:tab/><text:tab/>ret</text:p>
      <text:p text:style-name="P2"><text:s/>0000020F<text:tab/><text:tab/><text:tab/>calculateY endp</text:p>
      <text:p text:style-name="P2"/>
      <text:p text:style-name="P2"><text:s/>0000020F<text:tab/><text:tab/><text:tab/>finalAns <text:s text:c="2"/>proc</text:p>
      <text:p text:style-name="P2"><text:s/>0000020F <text:s/>A1 00000197 R<text:tab/>mov eax,ytotal</text:p>
      <text:p text:style-name="P2"><text:s/>00000214 <text:s/>8B 1D 00000193 R<text:tab/>mov ebx,xtotal</text:p>
      <text:p text:style-name="P2"><text:s/>0000021A <text:s/>2B C3<text:tab/><text:tab/>sub eax,ebx</text:p>
      <text:p text:style-name="P2"><text:s/>0000021C <text:s/>BB 00000002<text:tab/><text:tab/>mov ebx,2</text:p>
      <text:p text:style-name="P2"><text:s/>00000221 <text:s/>F7 FB<text:tab/><text:tab/>idiv ebx</text:p>
      <text:p text:style-name="P2"><text:s/>00000223 <text:s/>C3<text:tab/><text:tab/><text:tab/>ret</text:p>
      <text:p text:style-name="P2"><text:s/>00000224<text:tab/><text:tab/><text:tab/>finalAns <text:s text:c="2"/>endp</text:p>
      <text:p text:style-name="P2"/>
      <text:p text:style-name="P2"><text:s/>00000224<text:tab/><text:tab/><text:tab/>ItoA PROC </text:p>
      <text:p text:style-name="P2"><text:tab/><text:tab/><text:tab/><text:tab/><text:tab/><text:tab/>;procedure to convert int to ascii</text:p>
      <text:p text:style-name="P2"><text:tab/><text:tab/><text:tab/><text:tab/><text:tab/><text:tab/>;requires esi and eax be set before call</text:p>
      <text:p text:style-name="P2"><text:tab/><text:tab/><text:tab/><text:tab/><text:tab/><text:tab/>;esi must be set to a byte size array</text:p>
      <text:p text:style-name="P2"><text:s/>00000224 <text:s/>BA 00000000<text:tab/><text:tab/><text:tab/><text:tab/>mov edx,0</text:p>
      <text:p text:style-name="P2"><text:s/>00000229 <text:s/>BB 0000000A<text:tab/><text:tab/><text:tab/><text:tab/>mov ebx,10</text:p>
      <text:p text:style-name="P2"><text:tab/><text:tab/><text:tab/><text:tab/><text:tab/><text:tab/>;ebx set to 10 for division by 10 to get remainder</text:p>
      <text:p text:style-name="P2"/>
      <text:p text:style-name="P2"><text:s/>0000022E <text:s/>4E<text:tab/><text:tab/><text:tab/><text:tab/><text:tab/>dec esi</text:p>
      <text:p text:style-name="P2"><text:tab/><text:tab/><text:tab/><text:tab/><text:tab/><text:tab/>;decrement esi because esi is set beyond that of array</text:p>
      <text:p text:style-name="P2"/>
      <text:p text:style-name="P2"><text:s/>0000022F<text:tab/><text:tab/><text:tab/>loopsy:</text:p>
      <text:p text:style-name="P2"><text:tab/><text:tab/><text:tab/><text:tab/><text:tab/><text:tab/>;beginning of loopsy jne loop</text:p>
      <text:p text:style-name="P2"><text:soft-page-break/></text:p>
      <text:p text:style-name="P2"><text:s/>0000022F <text:s/>BA 00000000<text:tab/><text:tab/><text:tab/><text:tab/>mov edx,0</text:p>
      <text:p text:style-name="P2"><text:tab/><text:tab/><text:tab/><text:tab/><text:tab/><text:tab/>;edx remainder is reset to zero every time</text:p>
      <text:p text:style-name="P2"/>
      <text:p text:style-name="P2"><text:s/>00000234 <text:s/>F7 F3<text:tab/><text:tab/><text:tab/><text:tab/>div ebx</text:p>
      <text:p text:style-name="P2"><text:tab/><text:tab/><text:tab/><text:tab/><text:tab/><text:tab/>;divied eax by ebx which is 10, remainder stored in edx</text:p>
      <text:p text:style-name="P2"/>
      <text:p text:style-name="P2"><text:s/>00000236 <text:s/>80 C2 30<text:tab/><text:tab/><text:tab/><text:tab/>add dl,30h</text:p>
      <text:p text:style-name="P2"><text:tab/><text:tab/><text:tab/><text:tab/><text:tab/><text:tab/>;add 48 which is 30h in hex to current value</text:p>
      <text:p text:style-name="P2"><text:tab/><text:tab/><text:tab/><text:tab/><text:tab/><text:tab/>;stored in edx but used as byte size dl</text:p>
      <text:p text:style-name="P2"/>
      <text:p text:style-name="P2"><text:s/>00000239 <text:s/>88 16<text:tab/><text:tab/><text:tab/><text:tab/>mov [esi],dl</text:p>
      <text:p text:style-name="P2"><text:tab/><text:tab/><text:tab/><text:tab/><text:tab/><text:tab/>;move ascii converted value in dl into byte size array esi</text:p>
      <text:p text:style-name="P2"/>
      <text:p text:style-name="P2"><text:s/>0000023B <text:s/>4E<text:tab/><text:tab/><text:tab/><text:tab/><text:tab/>dec esi</text:p>
      <text:p text:style-name="P2"><text:tab/><text:tab/><text:tab/><text:tab/><text:tab/><text:tab/>;move from right to left in array</text:p>
      <text:p text:style-name="P2"/>
      <text:p text:style-name="P2"><text:s/>0000023C <text:s/>83 F8 00<text:tab/><text:tab/><text:tab/><text:tab/>cmp eax,0</text:p>
      <text:p text:style-name="P2"><text:tab/><text:tab/><text:tab/><text:tab/><text:tab/><text:tab/>;check if eax has anything to divide</text:p>
      <text:p text:style-name="P2"/>
      <text:p text:style-name="P2"><text:s/>0000023F <text:s/>75 EE<text:tab/><text:tab/><text:tab/><text:tab/>jne loopsy</text:p>
      <text:p text:style-name="P2"><text:tab/><text:tab/><text:tab/><text:tab/><text:tab/><text:tab/>;if eax is equal to zero then we are out of here</text:p>
      <text:p text:style-name="P2"/>
      <text:p text:style-name="P2"><text:s/>00000241 <text:s/>C3<text:tab/><text:tab/><text:tab/><text:tab/>ret</text:p>
      <text:p text:style-name="P2"><text:s/>00000242<text:tab/><text:tab/><text:tab/>ItoA ENDP</text:p>
      <text:p text:style-name="P2"/>
      <text:p text:style-name="P2"><text:tab/><text:tab/><text:tab/><text:tab/>END main</text:p>
      <text:p text:style-name="P2"/>
      <text:p text:style-name="P2"/>
      <text:p text:style-name="P2">Microsoft (R) Macro Assembler Version 11.00.50727.1<text:tab/> <text:s text:c="3"/>06/16/15 13:34:39</text:p>
      <text:p text:style-name="P2">#MASM Demo<text:tab/><text:tab/><text:tab/><text:tab/>(main.asm<text:tab/> <text:s text:c="4"/>Symbols 2 - 1</text:p>
      <text:p text:style-name="P2"/>
      <text:p text:style-name="P2"/>
      <text:p text:style-name="P2"/>
      <text:p text:style-name="P2"><text:tab/> <text:s text:c="2"/>0 Warnings</text:p>
      <text:p text:style-name="P2"><text:tab/> <text:s text:c="2"/>0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6T14:26:45.093000000</dc:date>
    <meta:editing-duration>PT43S</meta:editing-duration>
    <meta:editing-cycles>2</meta:editing-cycles>
    <meta:document-statistic meta:table-count="0" meta:image-count="0" meta:object-count="0" meta:page-count="8" meta:paragraph-count="403" meta:word-count="2193" meta:character-count="13664" meta:non-whitespace-character-count="9940"/>
  </office:meta>
</office:document-meta>
</file>